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list-style-name="LFO2" style:family="paragraph"/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list-style-name="LFO3" style:family="paragraph"/>
    <style:style style:name="P20" style:parent-style-name="Standard" style:list-style-name="LFO3" style:family="paragraph"/>
    <style:style style:name="P21" style:parent-style-name="Standard" style:list-style-name="LFO3" style:family="paragraph"/>
    <style:style style:name="P22" style:parent-style-name="Standard" style:list-style-name="LFO3" style:family="paragraph"/>
    <style:style style:name="P23" style:parent-style-name="Standard" style:list-style-name="LFO3" style:family="paragraph"/>
    <style:style style:name="P24" style:parent-style-name="Standard" style:list-style-name="LFO3" style:family="paragraph"/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Absatz-Standardschriftart" style:family="text">
      <style:text-properties style:font-weight-complex="bold"/>
    </style:style>
    <style:style style:name="T28" style:parent-style-name="Absatz-Standardschriftart" style:family="text">
      <style:text-properties style:font-weight-complex="bold"/>
    </style:style>
    <style:style style:name="T29" style:parent-style-name="Absatz-Standardschriftart" style:family="text">
      <style:text-properties style:font-weight-complex="bold"/>
    </style:style>
  </office:automatic-styles>
  <office:body>
    <office:text text:use-soft-page-breaks="true">
      <text:p text:style-name="P1"><text:span text:style-name="T2">Titel</text:span>:<text:tab/><text:tab/>Auswahl und Anzeige eines Profils</text:p>
      <text:p text:style-name="Standard"><text:span text:style-name="T3">Akteur:</text:span><text:tab/>Nutzer</text:p>
      <text:p text:style-name="Standard"><text:span text:style-name="T4">Ziel:</text:span><text:span text:style-name="T5"><text:tab/></text:span><text:span text:style-name="T6"><text:tab/></text:span>Ein<text:s/>Nutzerprofil wird anzeigt</text:p>
      <text:p text:style-name="P7"/>
      <text:p text:style-name="P8">Auslöser:</text:p>
      <text:p text:style-name="Standard">Ein Nutzer möchte sich ein Profil auf unserer Webseite<text:s/>ansehen.</text:p>
      <text:p text:style-name="P9"/>
      <text:p text:style-name="P10">Vorbedingungen:</text:p>
      <text:list text:style-name="LFO1" text:continue-numbering="true">
        <text:list-item>
          <text:p text:style-name="P11">Nutzer hat<text:s/>Internetzugang.</text:p>
        </text:list-item>
        <text:list-item>
          <text:p text:style-name="P12">Nutzer befindet sich auf unserer Website.</text:p>
        </text:list-item>
        <text:list-item>
          <text:p text:style-name="P13">Nutzer ist eingeloggt.</text:p>
        </text:list-item>
      </text:list>
      <text:p text:style-name="P14"/>
      <text:p text:style-name="P15">Nachbedingungen:</text:p>
      <text:list text:style-name="LFO2" text:continue-numbering="true">
        <text:list-item>
          <text:p text:style-name="P16">Das<text:s/>gewählte Nutzerprofil wurde angezeigt</text:p>
        </text:list-item>
      </text:list>
      <text:p text:style-name="P17"/>
      <text:p text:style-name="P18">Erfolgsszenario:</text:p>
      <text:list text:style-name="LFO3" text:continue-numbering="true">
        <text:list-item>
          <text:p text:style-name="P19">Der Nutzer klickt<text:s/>in das Suchfeld der Hauptmenüleiste.</text:p>
        </text:list-item>
        <text:list-item>
          <text:p text:style-name="P20">Der Nutzer gibt einen Namen oder einen Teil davon ein.</text:p>
        </text:list-item>
        <text:list-item>
          <text:p text:style-name="P21">Der Nutzer<text:s/>sendet seine Suchanfrage mittels Drücken der Eingabetaste ab.</text:p>
        </text:list-item>
        <text:list-item>
          <text:p text:style-name="P22">Das System zeigt eine Liste passender Ergebnisse an.</text:p>
        </text:list-item>
        <text:list-item>
          <text:p text:style-name="P23">Der Nutzer wählt einen Eintrag aus der Liste aus.</text:p>
        </text:list-item>
        <text:list-item>
          <text:p text:style-name="P24">Das System zeigt die Profilseite des ausgewählten Eintrags an.</text:p>
        </text:list-item>
      </text:list>
      <text:p text:style-name="P25"/>
      <text:p text:style-name="P26">Fehlerfälle:</text:p>
      <text:p text:style-name="Standard"><text:span text:style-name="T27">4</text:span><text:span text:style-name="T28">a)<text:s/></text:span><text:span text:style-name="T29"><text:tab/>Die Suchanfrage liefert keine Ergebnisse. Zurück zu 1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immay</meta:initial-creator>
    <dc:creator>Timmay</dc:creator>
    <meta:creation-date>2009-04-16T11:32:00Z</meta:creation-date>
    <dc:date>2015-04-13T18:25:00Z</dc:date>
    <meta:template xlink:href="Normal.dotm" xlink:type="simple"/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6" meta:character-count="778" meta:row-count="5" meta:non-whitespace-character-count="673"/>
  </office:meta>
</office:document-meta>
</file>